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8969" officeooo:paragraph-rsid="000f896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8969" officeooo:paragraph-rsid="000f896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0f8969" officeooo:paragraph-rsid="000f896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1pt" officeooo:paragraph-rsid="00116dd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16ddc" officeooo:paragraph-rsid="00116ddc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16ddc" officeooo:paragraph-rsid="00131e4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31e48" officeooo:paragraph-rsid="00131e4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31e48" officeooo:paragraph-rsid="00157f4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31e48" officeooo:paragraph-rsid="0019bc1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131e48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187e9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19bc1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1a762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1c327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1f1fe4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0884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1d818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48ec4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66c73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7005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8b022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aa737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1pt" fo:font-weight="normal" officeooo:rsid="00131e48" officeooo:paragraph-rsid="002af2b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87e9e" officeooo:paragraph-rsid="00187e9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9bc11" officeooo:paragraph-rsid="0019bc1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0f8969" officeooo:paragraph-rsid="00116ddc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1a7623" officeooo:paragraph-rsid="001a7623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1f1fe4" officeooo:paragraph-rsid="001f1fe4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08841" officeooo:paragraph-rsid="00208841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1d818" officeooo:paragraph-rsid="0021d818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48ec4" officeooo:paragraph-rsid="00248ec4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66c73" officeooo:paragraph-rsid="00266c73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70055" officeooo:paragraph-rsid="00270055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8b022" officeooo:paragraph-rsid="0028b02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aa737" officeooo:paragraph-rsid="002aa737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1pt" fo:font-style="normal" fo:font-weight="bold" officeooo:rsid="0021d818" officeooo:paragraph-rsid="0021d818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1pt" fo:font-style="normal" fo:font-weight="bold" officeooo:rsid="00266c73" officeooo:paragraph-rsid="00266c73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1pt" fo:font-style="normal" fo:font-weight="bold" officeooo:rsid="002aa737" officeooo:paragraph-rsid="002aa737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1pt" fo:font-style="normal" fo:font-weight="bold" officeooo:rsid="002af2b7" officeooo:paragraph-rsid="002af2b7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9bc11" officeooo:paragraph-rsid="0019bc1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9bc11" officeooo:paragraph-rsid="0019bc1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bold" officeooo:rsid="0021d818" officeooo:paragraph-rsid="0021d818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rsid="00116ddc" officeooo:paragraph-rsid="00116ddc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11pt" fo:font-weight="normal" officeooo:rsid="00116ddc" officeooo:paragraph-rsid="00157f42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1pt" fo:font-weight="normal" officeooo:rsid="00131e48" officeooo:paragraph-rsid="00131e48" style:font-size-asian="11pt" style:font-weight-asian="normal" style:font-size-complex="11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1pt" fo:font-weight="normal" officeooo:rsid="00131e48" officeooo:paragraph-rsid="00157f42" style:font-size-asian="11pt" style:font-weight-asian="normal" style:font-size-complex="11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Liberation Serif" fo:font-size="11pt" fo:font-weight="normal" officeooo:rsid="00187e9e" officeooo:paragraph-rsid="00187e9e" style:font-size-asian="11pt" style:font-weight-asian="normal" style:font-size-complex="11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Liberation Serif" fo:font-size="11pt" fo:font-weight="normal" officeooo:rsid="00187e9e" officeooo:paragraph-rsid="00187e9e" style:font-size-asian="11pt" style:font-weight-asian="normal" style:font-size-complex="11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Liberation Serif" fo:font-size="11pt" fo:font-weight="normal" officeooo:rsid="0019bc11" officeooo:paragraph-rsid="0019bc11" style:font-size-asian="11pt" style:font-weight-asian="normal" style:font-size-complex="11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style:font-name="Liberation Serif" fo:font-size="11pt" fo:font-weight="normal" officeooo:rsid="001a7623" officeooo:paragraph-rsid="001a7623" style:font-size-asian="11pt" style:font-weight-asian="normal" style:font-size-complex="11pt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style:font-name="Liberation Serif" fo:font-size="11pt" fo:font-weight="normal" officeooo:rsid="001f1fe4" officeooo:paragraph-rsid="001f1fe4" style:font-size-asian="11pt" style:font-weight-asian="normal" style:font-size-complex="11pt" style:font-weight-complex="normal"/>
    </style:style>
    <style:style style:name="P54" style:family="paragraph" style:parent-style-name="Standard" style:list-style-name="L10">
      <style:paragraph-properties fo:text-align="start" style:justify-single-word="false"/>
      <style:text-properties style:font-name="Liberation Serif" fo:font-size="11pt" fo:font-weight="normal" officeooo:rsid="00239c3c" officeooo:paragraph-rsid="00239c3c" style:font-size-asian="11pt" style:font-weight-asian="normal" style:font-size-complex="11pt" style:font-weight-complex="normal"/>
    </style:style>
    <style:style style:name="P55" style:family="paragraph" style:parent-style-name="Standard" style:list-style-name="L11">
      <style:paragraph-properties fo:text-align="start" style:justify-single-word="false"/>
      <style:text-properties style:font-name="Liberation Serif" fo:font-size="11pt" fo:font-weight="normal" officeooo:rsid="00248ec4" officeooo:paragraph-rsid="00248ec4" style:font-size-asian="11pt" style:font-weight-asian="normal" style:font-size-complex="11pt" style:font-weight-complex="normal"/>
    </style:style>
    <style:style style:name="P56" style:family="paragraph" style:parent-style-name="Standard" style:list-style-name="L13">
      <style:paragraph-properties fo:text-align="start" style:justify-single-word="false"/>
      <style:text-properties style:font-name="Liberation Serif" fo:font-size="11pt" fo:font-weight="normal" officeooo:rsid="00266c73" officeooo:paragraph-rsid="00270055" style:font-size-asian="11pt" style:font-weight-asian="normal" style:font-size-complex="11pt" style:font-weight-complex="normal"/>
    </style:style>
    <style:style style:name="P57" style:family="paragraph" style:parent-style-name="Standard" style:list-style-name="L14">
      <style:paragraph-properties fo:text-align="start" style:justify-single-word="false"/>
      <style:text-properties style:font-name="Liberation Serif" fo:font-size="11pt" fo:font-weight="normal" officeooo:rsid="00270055" officeooo:paragraph-rsid="00270055" style:font-size-asian="11pt" style:font-weight-asian="normal" style:font-size-complex="11pt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style:font-name="Liberation Serif" fo:font-size="11pt" fo:font-style="normal" fo:font-weight="normal" officeooo:rsid="001a7623" officeooo:paragraph-rsid="001a7623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style:font-name="Liberation Serif" fo:font-size="11pt" fo:font-style="normal" fo:font-weight="normal" officeooo:rsid="001c3274" officeooo:paragraph-rsid="001c3274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 style:list-style-name="L7">
      <style:paragraph-properties fo:text-align="start" style:justify-single-word="false"/>
      <style:text-properties style:font-name="Liberation Serif" fo:font-size="11pt" fo:font-style="normal" fo:font-weight="normal" officeooo:rsid="001f1fe4" officeooo:paragraph-rsid="001f1fe4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L8">
      <style:paragraph-properties fo:text-align="start" style:justify-single-word="false"/>
      <style:text-properties style:font-name="Liberation Serif" fo:font-size="11pt" fo:font-style="normal" fo:font-weight="normal" officeooo:rsid="00208841" officeooo:paragraph-rsid="00208841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Liberation Serif" fo:font-size="11pt" fo:font-style="normal" fo:font-weight="normal" officeooo:rsid="0021d818" officeooo:paragraph-rsid="0021d818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Liberation Serif" fo:font-size="11pt" fo:font-style="normal" fo:font-weight="normal" officeooo:rsid="00239c3c" officeooo:paragraph-rsid="00239c3c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Liberation Serif" fo:font-size="11pt" fo:font-style="normal" fo:font-weight="normal" officeooo:rsid="002410fa" officeooo:paragraph-rsid="002410fa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 style:list-style-name="L10">
      <style:paragraph-properties fo:text-align="start" style:justify-single-word="false"/>
      <style:text-properties style:font-name="Liberation Serif" fo:font-size="11pt" fo:font-style="normal" fo:font-weight="normal" officeooo:rsid="00248ec4" officeooo:paragraph-rsid="00248ec4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 style:list-style-name="L11">
      <style:paragraph-properties fo:text-align="start" style:justify-single-word="false"/>
      <style:text-properties style:font-name="Liberation Serif" fo:font-size="11pt" fo:font-style="normal" fo:font-weight="normal" officeooo:rsid="00248ec4" officeooo:paragraph-rsid="00248ec4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 style:list-style-name="L11">
      <style:paragraph-properties fo:text-align="start" style:justify-single-word="false"/>
      <style:text-properties style:font-name="Liberation Serif" fo:font-size="11pt" fo:font-style="normal" fo:font-weight="normal" officeooo:rsid="00266c73" officeooo:paragraph-rsid="00266c73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12">
      <style:paragraph-properties fo:text-align="start" style:justify-single-word="false"/>
      <style:text-properties style:font-name="Liberation Serif" fo:font-size="11pt" fo:font-style="normal" fo:font-weight="normal" officeooo:rsid="00266c73" officeooo:paragraph-rsid="00266c73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style:font-name="Liberation Serif" fo:font-size="11pt" fo:font-style="normal" fo:font-weight="normal" officeooo:rsid="00266c73" officeooo:paragraph-rsid="00266c73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 style:list-style-name="L13">
      <style:paragraph-properties fo:text-align="start" style:justify-single-word="false"/>
      <style:text-properties style:font-name="Liberation Serif" fo:font-size="11pt" fo:font-style="normal" fo:font-weight="normal" officeooo:rsid="00270055" officeooo:paragraph-rsid="00270055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 style:list-style-name="L14">
      <style:paragraph-properties fo:text-align="start" style:justify-single-word="false"/>
      <style:text-properties style:font-name="Liberation Serif" fo:font-size="11pt" fo:font-style="normal" fo:font-weight="normal" officeooo:rsid="00270055" officeooo:paragraph-rsid="00270055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style:font-name="Liberation Serif" fo:font-size="11pt" fo:font-style="normal" fo:font-weight="normal" officeooo:rsid="0028b022" officeooo:paragraph-rsid="0028b022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style:font-name="Liberation Serif" fo:font-size="11pt" fo:font-style="normal" fo:font-weight="normal" officeooo:rsid="0028e0de" officeooo:paragraph-rsid="0028e0de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 style:list-style-name="L16">
      <style:paragraph-properties fo:text-align="start" style:justify-single-word="false"/>
      <style:text-properties style:font-name="Liberation Serif" fo:font-size="11pt" fo:font-style="normal" fo:font-weight="normal" officeooo:rsid="0028e0de" officeooo:paragraph-rsid="0028e0de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16">
      <style:paragraph-properties fo:text-align="start" style:justify-single-word="false"/>
      <style:text-properties style:font-name="Liberation Serif" fo:font-size="11pt" fo:font-style="normal" fo:font-weight="normal" officeooo:rsid="002aa737" officeooo:paragraph-rsid="002aa737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 style:list-style-name="L17">
      <style:paragraph-properties fo:text-align="start" style:justify-single-word="false"/>
      <style:text-properties style:font-name="Liberation Serif" fo:font-size="11pt" fo:font-style="normal" fo:font-weight="normal" officeooo:rsid="002aa737" officeooo:paragraph-rsid="002aa737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 style:list-style-name="L18">
      <style:paragraph-properties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19">
      <style:paragraph-properties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20">
      <style:paragraph-properties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21">
      <style:paragraph-properties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22">
      <style:paragraph-properties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2af2b7" officeooo:paragraph-rsid="002af2b7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Liberation Serif" fo:font-size="11pt" fo:font-style="normal" fo:font-weight="normal" officeooo:rsid="00131e48" officeooo:paragraph-rsid="00306a71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131e48" officeooo:paragraph-rsid="00306a71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 style:list-style-name="L21">
      <style:paragraph-properties fo:text-align="start" style:justify-single-word="false"/>
      <style:text-properties officeooo:paragraph-rsid="002af2b7"/>
    </style:style>
    <style:style style:name="T1" style:family="text">
      <style:text-properties officeooo:rsid="000f89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8969" style:font-weight-asian="bold" style:font-weight-complex="bold"/>
    </style:style>
    <style:style style:name="T4" style:family="text">
      <style:text-properties fo:font-weight="bold" officeooo:rsid="00116ddc" style:font-weight-asian="bold" style:font-weight-complex="bold"/>
    </style:style>
    <style:style style:name="T5" style:family="text">
      <style:text-properties fo:font-weight="bold" officeooo:rsid="00131e48" style:font-weight-asian="bold" style:font-weight-complex="bold"/>
    </style:style>
    <style:style style:name="T6" style:family="text">
      <style:text-properties fo:font-weight="bold" officeooo:rsid="00187e9e" style:font-weight-asian="bold" style:font-weight-complex="bold"/>
    </style:style>
    <style:style style:name="T7" style:family="text">
      <style:text-properties fo:font-weight="bold" officeooo:rsid="0019bc11" style:font-weight-asian="bold" style:font-weight-complex="bold"/>
    </style:style>
    <style:style style:name="T8" style:family="text">
      <style:text-properties fo:font-weight="bold" officeooo:rsid="001a7623" style:font-weight-asian="bold" style:font-weight-complex="bold"/>
    </style:style>
    <style:style style:name="T9" style:family="text">
      <style:text-properties fo:font-weight="bold" officeooo:rsid="00306a71" style:font-weight-asian="bold" style:font-weight-complex="bold"/>
    </style:style>
    <style:style style:name="T10" style:family="text">
      <style:text-properties officeooo:rsid="00131e48"/>
    </style:style>
    <style:style style:name="T11" style:family="text">
      <style:text-properties officeooo:rsid="0013c175"/>
    </style:style>
    <style:style style:name="T12" style:family="text">
      <style:text-properties style:font-name="Liberation Serif" fo:font-size="11pt" fo:font-style="normal" fo:font-weight="normal" officeooo:rsid="002af2b7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Liberation Serif" fo:font-size="11pt" fo:font-style="normal" fo:font-weight="normal" officeooo:rsid="002b516f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officeooo:rsid="0019bc11"/>
    </style:style>
    <style:style style:name="T15" style:family="text">
      <style:text-properties officeooo:rsid="001a762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08841" style:font-style-asian="normal" style:font-style-complex="normal"/>
    </style:style>
    <style:style style:name="T18" style:family="text">
      <style:text-properties fo:font-style="normal" officeooo:rsid="0021d818" style:font-style-asian="normal" style:font-style-complex="normal"/>
    </style:style>
    <style:style style:name="T19" style:family="text">
      <style:text-properties fo:font-style="normal" officeooo:rsid="00266c73" style:font-style-asian="normal" style:font-style-complex="normal"/>
    </style:style>
    <style:style style:name="T20" style:family="text">
      <style:text-properties fo:font-style="normal" officeooo:rsid="00270055" style:font-style-asian="normal" style:font-style-complex="normal"/>
    </style:style>
    <style:style style:name="T21" style:family="text">
      <style:text-properties fo:font-style="normal" officeooo:rsid="0028b022" style:font-style-asian="normal" style:font-style-complex="normal"/>
    </style:style>
    <style:style style:name="T22" style:family="text">
      <style:text-properties fo:font-style="normal" fo:font-weight="bold" officeooo:rsid="000f8969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c3274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f1fe4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08841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1d818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48ec4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66c73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70055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8b022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8e0de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aa737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af2b7" style:font-style-asian="normal" style:font-weight-asian="bold" style:font-style-complex="normal" style:font-weight-complex="bold"/>
    </style:style>
    <style:style style:name="T34" style:family="text">
      <style:text-properties officeooo:rsid="00306a7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STATUT SPÓŁKI AKCYJNEJ</text:p>
      <text:p text:style-name="P1"/>
      <text:p text:style-name="P1"/>
      <text:p text:style-name="P2">1. POSTANOWIENIA OGÓLNE</text:p>
      <text:p text:style-name="P2"/>
      <text:p text:style-name="P4"><text:span text:style-name="T3">§ </text:span><text:span text:style-name="T4">1. Firma Spółki</text:span></text:p>
      <text:list xml:id="list2960323157593813457" text:style-name="L1">
        <text:list-item>
          <text:p text:style-name="P45"><text:s/>Spółka działa pod firmą SOFTOPOL Spółka Akcyjna.</text:p>
        </text:list-item>
        <text:list-item>
          <text:p text:style-name="P46"><text:s/>Spółka może używać skrótu SOFTOPOL S.A.</text:p>
        </text:list-item>
      </text:list>
      <text:p text:style-name="P5"/>
      <text:p text:style-name="P26"><text:s/></text:p>
      <text:p text:style-name="P4"><text:span text:style-name="T3">§ 2. Siedziba </text:span><text:span text:style-name="T4">Spółki</text:span></text:p>
      <text:p text:style-name="P5"><text:tab/>Siedzibą Spółki <text:span text:style-name="T10">jest Kraków.</text:span></text:p>
      <text:p text:style-name="P5"/>
      <text:p text:style-name="P6"><text:span text:style-name="T3">§</text:span><text:span text:style-name="T1"> </text:span><text:span text:style-name="T5">3. Czas trwania Spółki</text:span></text:p>
      <text:p text:style-name="P7"><text:tab/>Czas trwania Spółki jest nieoznaczony.</text:p>
      <text:p text:style-name="P7"/>
      <text:p text:style-name="P10"><text:span text:style-name="T3">§ </text:span><text:span text:style-name="T2">4. Obszar działania Spółki</text:span></text:p>
      <text:list xml:id="list1300830007445618412" text:style-name="L2">
        <text:list-item>
          <text:p text:style-name="P47"><text:s/>Spółka prowadzi działalność na obszarze Rzeczypospolitej Polskiej, a także poza jej granicami.</text:p>
        </text:list-item>
        <text:list-item>
          <text:p text:style-name="P48">Na obszarze swojego działania Spółka może tworzyć jednostki organizacyjne własne, a także na podstawie uchwały Zarządu wchodzić w zwią<text:span text:style-name="T11">zki prawne i organizacyjne z innymi podmiotami, w tym tworzyć nowe </text:span></text:p>
        </text:list-item>
      </text:list>
      <text:p text:style-name="P8"/>
      <text:p text:style-name="P11"><text:span text:style-name="T3">§ </text:span><text:span text:style-name="T6">5. Powstanie Spółki</text:span></text:p>
      <text:list xml:id="list6774309151349247539" text:style-name="L3">
        <text:list-item>
          <text:p text:style-name="P49">Założycielami Spółki są:</text:p>
        </text:list-item>
      </text:list>
      <text:list xml:id="list1197307712384657774" text:style-name="L4">
        <text:list-item>
          <text:p text:style-name="P50">Szymon Jakóbczyk</text:p>
        </text:list-item>
        <text:list-item>
          <text:p text:style-name="P50">Bartłomiej Łazarczyk</text:p>
        </text:list-item>
        <text:list-item>
          <text:p text:style-name="P50">Cezary Krawczyk</text:p>
        </text:list-item>
        <text:list-item>
          <text:p text:style-name="P50">Jakub Kacorzyk</text:p>
        </text:list-item>
      </text:list>
      <text:p text:style-name="P24"/>
      <text:p text:style-name="P24"/>
      <text:p text:style-name="P42"><text:span text:style-name="T3">I</text:span><text:span text:style-name="T2">I. PRZEDMIOT DZIAŁALNOŚCI SPÓŁKI</text:span></text:p>
      <text:p text:style-name="P43"/>
      <text:p text:style-name="P43"/>
      <text:p text:style-name="P12"><text:span text:style-name="T3">§ </text:span><text:span text:style-name="T7">6. Przedmiot działalności</text:span></text:p>
      <text:p text:style-name="P9"><text:tab/><text:span text:style-name="T14">Przedmiotem działalności Spółki jest:</text:span></text:p>
      <text:list xml:id="list4870740976115061129" text:style-name="L5">
        <text:list-item>
          <text:p text:style-name="P51">Działalność związana z oprogramowaniem – PKD 62.01.Z</text:p>
        </text:list-item>
      </text:list>
      <text:p text:style-name="P25"/>
      <text:p text:style-name="P25"/>
      <text:p text:style-name="P43">III. K<text:span text:style-name="T15">APITAŁ ZAKŁADOWY</text:span></text:p>
      <text:p text:style-name="P43"/>
      <text:p text:style-name="P13"><text:span text:style-name="T3">§ </text:span><text:span text:style-name="T8">7. Kapitał zakładowy Spółki</text:span></text:p>
      <text:list xml:id="list3937106636641246931" text:style-name="L6">
        <text:list-item>
          <text:p text:style-name="P52">Kapitał akcyjny Spółki wynosi 1 000 000 złotych(<text:span text:style-name="T16">słownie: milion złotych) i dzieli się na 100 000 akcji imiennych, o wartości nominalnej 10 zł(słownie: dziesięć złotych) każda.</text:span></text:p>
        </text:list-item>
        <text:list-item>
          <text:p text:style-name="P58">Wszystkie akcje wymienione w ust.1 są akcjami zwykłymi.</text:p>
        </text:list-item>
      </text:list>
      <text:p text:style-name="P27"/>
      <text:p text:style-name="P14"><text:span text:style-name="T22">§ </text:span><text:span text:style-name="T23">8. Podwyższenie kapitału</text:span></text:p>
      <text:list xml:id="list8715627534499658312" text:style-name="L7">
        <text:list-item>
          <text:p text:style-name="P59">Kapitał zakładowy Spółki może być podwyższony poprzez emisję nowych akcji lub podwyższenia wartości nominalnej istniejących akcji.</text:p>
        </text:list-item>
        <text:list-item>
          <text:p text:style-name="P60">Przy podwyższeniu kapitału zakładowego Spółki, Akcjonariusze mają prawo pierwszeństwa do objęcia nowych akcji, proporcjonalnie do liczby akcji już posiadanych, o ile uchwała w sprawie emisji nie stanowi inaczej.</text:p>
        </text:list-item>
        <text:list-item>
          <text:p text:style-name="P60">Akcje mogą być pokrywane gotówką lub wkładami niepieniężnymi.</text:p>
        </text:list-item>
        <text:list-item>
          <text:p text:style-name="P60">Spółka może emitować akcje imienne lub akcje na okaziciela, przy czym każda emisja akcji będzie zawierać oznaczenie serii kolejnymi literami alfabetu.</text:p>
        </text:list-item>
      </text:list>
      <text:p text:style-name="P28"><text:soft-page-break/></text:p>
      <text:p text:style-name="P15"><text:span text:style-name="T22">§ </text:span><text:span text:style-name="T24">9. Umorzenie akcji</text:span></text:p>
      <text:list xml:id="list1289465338182169627" text:style-name="L8">
        <text:list-item>
          <text:p text:style-name="P53"><text:span text:style-name="T16">Akcje </text:span><text:span text:style-name="T17">mogą być umarzane za zgodą akcjonariusza, którego umorzenie dotyczy, w drodze ich nabycia przez Spółkę lub też bez zgody akcjonariusza.</text:span></text:p>
        </text:list-item>
        <text:list-item>
          <text:p text:style-name="P61">Umorzenie akcji wymaga uchwały Walnego Zgromadzenia, z tym że umorzenie przymusowe następuje uchwałą powziętą większością trzech czwartych głosów.</text:p>
        </text:list-item>
      </text:list>
      <text:p text:style-name="P29"/>
      <text:p text:style-name="P16"><text:span text:style-name="T22">§ </text:span><text:span text:style-name="T25">10. </text:span><text:span text:style-name="T26">Emisja papierów wartościowych</text:span></text:p>
      <text:p text:style-name="P30"><text:tab/>Spółka może emitować obligacje oraz inne papiery wartościowe w zakresie dozwolonym przez prawo. Na podstawie uchwały Walnego Zgromadzenia Spółka ma prawo emitować obligacje zamienne na akcje lub obligacje z prawem pierwszeństwa oraz warranty subskrypcyjne.</text:p>
      <text:p text:style-name="P30"/>
      <text:p text:style-name="P30"/>
      <text:p text:style-name="P44">IV. ORGANY SPÓŁKI</text:p>
      <text:p text:style-name="P44"/>
      <text:p text:style-name="P17"><text:span text:style-name="T22">§ </text:span><text:span text:style-name="T26">11. Organy Spółki</text:span></text:p>
      <text:p text:style-name="P30"><text:tab/>Organami Spółki są:</text:p>
      <text:list xml:id="list8745754702880545705" text:style-name="L9">
        <text:list-item>
          <text:p text:style-name="P62">Zarząd</text:p>
        </text:list-item>
        <text:list-item>
          <text:p text:style-name="P62">Rada Nadzorcza</text:p>
        </text:list-item>
        <text:list-item>
          <text:p text:style-name="P62">Walne Zgromadzenie</text:p>
        </text:list-item>
      </text:list>
      <text:p text:style-name="P30"/>
      <text:p text:style-name="P38"/>
      <text:p text:style-name="P38">A. ZARZĄD</text:p>
      <text:p text:style-name="P38"/>
      <text:p text:style-name="P17"><text:span text:style-name="T22">§ </text:span><text:span text:style-name="T26">12. Skład i kadencja Zarządu</text:span></text:p>
      <text:list xml:id="list3723027771374301546" text:style-name="L10">
        <text:list-item>
          <text:p text:style-name="P54"><text:span text:style-name="T18">Z</text:span><text:span text:style-name="T16">arząd Spółki składa się co najmniej z jednego członka.</text:span></text:p>
        </text:list-item>
        <text:list-item>
          <text:p text:style-name="P63">Prezesa Zarządu powołuje Rada Nadzorcza.</text:p>
        </text:list-item>
        <text:list-item>
          <text:p text:style-name="P63">Członków Zarządu na wniosek Prezesa Zarządu powołuje i odwołuje Rada Nadzorcza.</text:p>
        </text:list-item>
        <text:list-item>
          <text:p text:style-name="P63">Kadencja Zarządu trwa nie dłużej niż cztery lata. </text:p>
        </text:list-item>
        <text:list-item>
          <text:p text:style-name="P63">Członkowie Zarządu, którzy kończą kadencję mogą być wybierani ponownie.</text:p>
        </text:list-item>
        <text:list-item>
          <text:p text:style-name="P64">Członek Zarządu składa rezygnację na piśmie na ręce Przewodniczącego Rady Nadzorczej.</text:p>
        </text:list-item>
        <text:list-item>
          <text:p text:style-name="P64">Członek Zarządu może być odwołany przez Radę Nadzorczą przed upływem kadencji jedynie z ważnych powodów.</text:p>
        </text:list-item>
        <text:list-item>
          <text:p text:style-name="P65">Mandat członków Zarządu wygasa najpóźniej z dniem odbycia Walnego Zgromadzenia, zatwierdzającego sprawozdanie finansowe za ostatni pełny rok obrotowy pełnienia funkcji członka Zarządu.</text:p>
        </text:list-item>
        <text:list-item>
          <text:p text:style-name="P65">Umowy z członkami Zarządu zawiera w imieniu Spółki Przewodniczący Rady Nadzorczej lub inny przedstawiciel Rady Nadzorczej delegowany spośród jej członków.</text:p>
        </text:list-item>
      </text:list>
      <text:p text:style-name="P31"/>
      <text:p text:style-name="P18"><text:span text:style-name="T22">§ </text:span><text:span text:style-name="T27">13. Działalność Zarządu</text:span></text:p>
      <text:list xml:id="list3655696850755758712" text:style-name="L11">
        <text:list-item>
          <text:p text:style-name="P66">Zarząd prowadzi sprawy Spółki oraz reprezentuje Spółkę we wszystkich czynnościach sądowych i pozasądowych. Wszelkie sprawy związane z prowadzeniem spraw Spółki, nie zastrzeżone przepisami prawa lub postanowieniami niniejszego Statutu dla innych organów Spółki, należą do kompetencji Zarządu.</text:p>
        </text:list-item>
        <text:list-item>
          <text:p text:style-name="P55"><text:span text:style-name="T16">Zarząd mo</text:span><text:span text:style-name="T19">że w szczególności wydawać regulaminy określające organizację wewnętrzną Spółki, zasady rachunkowości, zakres uprawnień, obowiązków i odpowiedzialności na poszczególnych stanowiskach.</text:span></text:p>
        </text:list-item>
        <text:list-item>
          <text:p text:style-name="P67">Zarząd każdorazowo wyraża zgodę na nabycie lub zbycie przez Spółkę prawa własności lub prawa użytkowania wieczystego gruntu oraz na obciążenie nieruchomości ograniczonymi prawami rzeczowymi.</text:p>
        </text:list-item>
        <text:list-item>
          <text:p text:style-name="P67">Szczegółowy tryb działania Zarządu określa Regulamin uchwalony przez Radę Nadzorczą.</text:p>
        </text:list-item>
      </text:list>
      <text:p text:style-name="P32"/>
      <text:p text:style-name="P19"><text:span text:style-name="T22">§ </text:span><text:span text:style-name="T28">14. Oświadczenie woli</text:span></text:p>
      <text:p text:style-name="P32"><text:tab/>Do składania oświadczeń woli w imieniu Spółki oraz do jej reprezentowania upoważnieni są:</text:p>
      <text:list xml:id="list6802234041852013161" text:style-name="L12">
        <text:list-item>
          <text:p text:style-name="P68">Prezes Zarządu samodzielnie</text:p>
        </text:list-item>
        <text:list-item>
          <text:p text:style-name="P68">dwaj członkowie Zarządu działający łącznie,</text:p>
        </text:list-item>
        <text:list-item>
          <text:p text:style-name="P68"><text:soft-page-break/>jeden członek Zarządu działający łącznie wraz z prokuratorem</text:p>
        </text:list-item>
      </text:list>
      <text:p text:style-name="P32"/>
      <text:p text:style-name="P32"/>
      <text:p text:style-name="P39">B. RADA NADZORCZA</text:p>
      <text:p text:style-name="P39"/>
      <text:p text:style-name="P19"><text:span text:style-name="T22">§ </text:span><text:span text:style-name="T28">15. Skład i kadencja Rady Nadzorczej</text:span></text:p>
      <text:list xml:id="list4707206280552251758" text:style-name="L13">
        <text:list-item>
          <text:p text:style-name="P69">Rada Nadzorcza składa się z co najmniej pięciu członków.</text:p>
        </text:list-item>
        <text:list-item>
          <text:p text:style-name="P69">Członkowie Rady Nadzorczej powoływani i odwoływani są przez Walne Zgromadzenie.</text:p>
        </text:list-item>
        <text:list-item>
          <text:p text:style-name="P56"><text:span text:style-name="T16">Kadencj</text:span><text:span text:style-name="T20">a Rady Nadzorczej trwa nie dłużej niż cztery lata. Długość trwania kadencji oraz wynagrodzenie członków Rady Nadzorczej określa Walne Zgromadzenie. Skład pierwszej Rady Nadzorczej określa Walne Zgromadzenie. </text:span></text:p>
        </text:list-item>
        <text:list-item>
          <text:p text:style-name="P70">W przypadku wygaśnięcia mandatu członka Rady Nadzorczej przed upływem kadencji, Zarząd jest zobowiązany do niezwłocznego zwołania Walnego Zgromadzenia w celu uzupełnienia składu Rady Nadzorczej, tylko w przypadku, gdy liczba jej członków spadnie poniżej ustawowego minimum. </text:p>
        </text:list-item>
      </text:list>
      <text:p text:style-name="P33"/>
      <text:p text:style-name="P20"><text:span text:style-name="T22">§ </text:span><text:span text:style-name="T29">16. Obrady Rady Nadzorczej</text:span></text:p>
      <text:list xml:id="list2095499991900581419" text:style-name="L14">
        <text:list-item>
          <text:p text:style-name="P71">Rada Nadzorcza ze swego grona wybiera Przewodniczącego Rady Nadzorczej.</text:p>
        </text:list-item>
        <text:list-item>
          <text:p text:style-name="P71">Rada Nadzorcza jest zwoływana w miarę potrzeby, nie rzadziej jednak niż trzy razy do roku.</text:p>
        </text:list-item>
        <text:list-item>
          <text:p text:style-name="P71">Zarząd lub członek Rady Nadzorczej mogą zażądać zwołania Rady Nadzorczej podając proponowany porządek obrad.</text:p>
        </text:list-item>
        <text:list-item>
          <text:p text:style-name="P71">Przewodniczący Rady Nadzorczej zwołuje posiedzenia w terminie dwóch tygodni od dnia otrzymania wniosku.</text:p>
        </text:list-item>
        <text:list-item>
          <text:p text:style-name="P57"><text:span text:style-name="T16">Jeżeli Przewodniczący Rady Nadzorczej nie zwoła posiedzenia zgodnie z ust. 3 wnioskodawca może je zwołać </text:span><text:span text:style-name="T21">samodzielnie podając datę, miejsce i proponowany porządek obrad.</text:span></text:p>
        </text:list-item>
        <text:list-item>
          <text:p text:style-name="P72">Uchwały Rady Nadzorczej zapadają bezwzględną większością głosów. W przypadku równej liczby głosów decyduje głos Przewodniczącego Rady Nadzorczej.</text:p>
        </text:list-item>
        <text:list-item>
          <text:p text:style-name="P72">Rada Nadzorcza uchwala swój Regulamin określający tyb prowadzenia obrad, który podlega zatwierdzeniu przez Walne Zgromadzenie.</text:p>
        </text:list-item>
      </text:list>
      <text:p text:style-name="P34"/>
      <text:p text:style-name="P21"><text:span text:style-name="T22">§ </text:span><text:span text:style-name="T30">17. </text:span><text:span text:style-name="T31">Kompetencje Rady Nadzorczej</text:span></text:p>
      <text:list xml:id="list6084591950793735649" text:style-name="L15">
        <text:list-item>
          <text:p text:style-name="P73">Rada Nadzorcza sprawuje stały nadzór we wszystkich dziedzinach działalności Spółki.</text:p>
        </text:list-item>
        <text:list-item>
          <text:p text:style-name="P73">Do kompetencji Rady Nadzorczej należą w szczególności następujące sprawy:</text:p>
        </text:list-item>
      </text:list>
      <text:list xml:id="list4020018776480228260" text:style-name="L16">
        <text:list-item>
          <text:p text:style-name="P74">ocena wniosków Zarządu dotyczących podziału zysku albo pokrycia straty</text:p>
        </text:list-item>
        <text:list-item>
          <text:p text:style-name="P74">ocena sprawozdania Zarządu z działalności Spółki oraz sprawozdania finansowego za ubiegły rok obrotowy, w zakresie ich zgodności z księgami i dokumentami.</text:p>
        </text:list-item>
        <text:list-item>
          <text:p text:style-name="P75">Składanie Walnemu Zgromadzeniu corocznego pisemnego sprawozdania z ocen, o których mowa w pkt. 1) i 2),</text:p>
        </text:list-item>
        <text:list-item>
          <text:p text:style-name="P75">powoływanie i odwoływanie członków Zarządu,</text:p>
        </text:list-item>
        <text:list-item>
          <text:p text:style-name="P75">wyrażanie zgody na zbycie przez Spółkę posiadanych akcji lub udziałów,</text:p>
        </text:list-item>
        <text:list-item>
          <text:p text:style-name="P75">inne sprawy powierzone do kompetencji Rady Nadzorczej przez bezwzględnie obowiązujące przepisy prawa lub uchwały Walnego Zgromadzenia.</text:p>
        </text:list-item>
      </text:list>
      <text:p text:style-name="P35"/>
      <text:p text:style-name="P22"><text:span text:style-name="T22">§ </text:span><text:span text:style-name="T32">18. Wyrażanie opinii</text:span></text:p>
      <text:list xml:id="list1622775989640291925" text:style-name="L17">
        <text:list-item>
          <text:p text:style-name="P76">Rada Nadzorcza może przeglądać każdy dział czynności Spółki, żądać od Zarządu stosownych sprawozdań i wyjaśnień, dokonywać rewizji majątku oraz sprawdzać księgi i dokumenty.</text:p>
        </text:list-item>
        <text:list-item>
          <text:p text:style-name="P76">Zarząd ma obowiązek powiadomić Przewodniczącego Rady Nadzorczej o zajętym stanowisku <text:s/>w sprawie opinii, wniosku lub inicjatywy nie później niż w ciągu 14 dni od daty złożenia wniosku, opinii lub zgłoszenia inicjatywy.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C. WALNE ZGROMADZENIE</text:p>
      <text:p text:style-name="P40"/>
      <text:p text:style-name="P40"><text:soft-page-break/></text:p>
      <text:p text:style-name="P22"><text:span text:style-name="T22">§ </text:span><text:span text:style-name="T32">19. Miejsce obrad Walnego Zgromadzenia</text:span></text:p>
      <text:p text:style-name="P35"><text:tab/>Walne Zgromadzenie odbywa się w siedzibie Spółki.</text:p>
      <text:p text:style-name="P23"><text:span text:style-name="T22">§ </text:span><text:span text:style-name="T33">20. Obrady Walnego Zgromadzenia</text:span></text:p>
      <text:list xml:id="list4589471044614964647" text:style-name="L18">
        <text:list-item>
          <text:p text:style-name="P77">Walne Zgromadzenie otwiera Przewodniczący Rady Nadzorczej lub osoba przez niego wskazana, po czym spośród osób uprawnionych do uczestnictwa w Walnym Zgromadzeniu wybiera się Przewodniczącego Zgromadzenia. </text:p>
        </text:list-item>
        <text:list-item>
          <text:p text:style-name="P77">Walne Zgromadzenie uchwala swój Regulamin określający tryb prowadzenia obrad.</text:p>
        </text:list-item>
      </text:list>
      <text:p text:style-name="P36"/>
      <text:p text:style-name="P23"><text:span text:style-name="T22">§ </text:span><text:span text:style-name="T33">21. Kompetencje Walnego Zgromadzenia</text:span></text:p>
      <text:p text:style-name="P36"><text:tab/>Do kompetencji Walnego Zgromadzenia należy w szczególności:</text:p>
      <text:list xml:id="list5703345778832316634" text:style-name="L19">
        <text:list-item>
          <text:p text:style-name="P78"><text:s/>rozpatrzenie i zatwierdzenie sprawozdania Zarządu Spółki z działalności Spółki,</text:p>
        </text:list-item>
        <text:list-item>
          <text:p text:style-name="P78">umorzenia akcji,</text:p>
        </text:list-item>
        <text:list-item>
          <text:p text:style-name="P78">emisja obligacji,</text:p>
        </text:list-item>
        <text:list-item>
          <text:p text:style-name="P78">rozwiązanie i likwidacja Spółki,</text:p>
        </text:list-item>
        <text:list-item>
          <text:p text:style-name="P78">tworzenie funduszy celowych</text:p>
        </text:list-item>
        <text:list-item>
          <text:p text:style-name="P78">zatwierdzenie Regulaminu Rady Nadzorczej,</text:p>
        </text:list-item>
        <text:list-item>
          <text:p text:style-name="P78">uchwalenie Regulaminu obrad Walnego Zgromadzenia.</text:p>
        </text:list-item>
      </text:list>
      <text:p text:style-name="P37"/>
      <text:p text:style-name="P36"/>
      <text:p text:style-name="P41">V. GOSPODARKA FINANSOWA SPÓŁKI</text:p>
      <text:p text:style-name="P41"/>
      <text:p text:style-name="P23"><text:span text:style-name="T22">§ </text:span><text:span text:style-name="T33">22. Rachunkowość Spółki</text:span></text:p>
      <text:list xml:id="list5801954414975646850" text:style-name="L20">
        <text:list-item>
          <text:p text:style-name="P79">Spółka prowadzi rachunkowość zgodnie z obowiązującymi przepisami.</text:p>
        </text:list-item>
        <text:list-item>
          <text:p text:style-name="P79">Rokiem obrotowym jest rok kalendarzowy.</text:p>
        </text:list-item>
        <text:list-item>
          <text:p text:style-name="P79">Spółka tworzy:</text:p>
        </text:list-item>
      </text:list>
      <text:list xml:id="list5940123300607227643" text:style-name="L21">
        <text:list-item>
          <text:p text:style-name="P80">kapitał zakładowy</text:p>
        </text:list-item>
        <text:list-item>
          <text:p text:style-name="P80">kapitał zapasowy</text:p>
        </text:list-item>
        <text:list-item>
          <text:p text:style-name="P85"><text:span text:style-name="T12">inne kapitały i fundusze określone przez Walne Zg</text:span><text:span text:style-name="T13">ro</text:span><text:span text:style-name="T12">madzenie.</text:span></text:p>
        </text:list-item>
      </text:list>
      <text:p text:style-name="P36"/>
      <text:p text:style-name="P23"><text:span text:style-name="T22">§ </text:span><text:span text:style-name="T33">23. Podział zysku</text:span></text:p>
      <text:list xml:id="list1698336072283070184" text:style-name="L22">
        <text:list-item>
          <text:p text:style-name="P81">Walne Zgromadzenie podejmuje uchwalę o podziale zysku Spółki za dany rok obrotowy.</text:p>
        </text:list-item>
        <text:list-item>
          <text:p text:style-name="P81">Zysk Spółki może być przeznaczony na:</text:p>
          <text:list>
            <text:list-item>
              <text:p text:style-name="P81">kapitał zapasowy,</text:p>
            </text:list-item>
            <text:list-item>
              <text:p text:style-name="P81">dywidendę.</text:p>
            </text:list-item>
          </text:list>
        </text:list-item>
      </text:list>
      <text:p text:style-name="P36"/>
      <text:p text:style-name="P36"/>
      <text:p text:style-name="P41">VI. POSTANOWIENIA KOŃCOWE</text:p>
      <text:p text:style-name="P41"/>
      <text:p text:style-name="P23"><text:span text:style-name="T22">§ </text:span><text:span text:style-name="T33">24. Ogłoszenia Spółki</text:span></text:p>
      <text:p text:style-name="P36"><text:tab/>Spółka zamieszcza swe ogłoszenia w dzienniku urzędowym „Monitor Sądowy i Gospodarczy”, chyba że przepisy prawa zobowiązywać będą do zamieszczenia ogłoszeń w inny sposób.</text:p>
      <text:p text:style-name="P36"/>
      <text:p text:style-name="P23"><text:span text:style-name="T22">§ </text:span><text:span text:style-name="T33">25. Odpowiednie stosowanie przepisów</text:span></text:p>
      <text:p text:style-name="P36"><text:tab/>W sprawach nie uregulowanych niniejszym Statutem mają zastosowanie odpowiednie przepisy Kodeksu spółek handlowych.</text:p>
      <text:p text:style-name="P36"/>
      <text:p text:style-name="P83"><text:span text:style-name="T3">§ </text:span><text:span text:style-name="T9">26. Koszty utworzenia Spółki</text:span></text:p>
      <text:p text:style-name="P84"><text:tab/><text:span text:style-name="T34">Koszty utworzenia Spółki wynoszą odpowiednio 17 000 zł(słownie: siedemnaści tysięcy złotych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16:58.423343333</meta:creation-date>
    <meta:generator>LibreOffice/5.1.6.2$Linux_X86_64 LibreOffice_project/10m0$Build-2</meta:generator>
    <dc:date>2017-12-09T21:11:42.647156644</dc:date>
    <meta:editing-duration>PT1H28M27S</meta:editing-duration>
    <meta:editing-cycles>26</meta:editing-cycles>
    <meta:document-statistic meta:table-count="0" meta:image-count="0" meta:object-count="0" meta:page-count="4" meta:paragraph-count="125" meta:word-count="1238" meta:character-count="8835" meta:non-whitespace-character-count="7775"/>
  </office:meta>
</office:document-meta>
</file>